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26in"/>
    </style:style>
    <style:style style:name="co2" style:family="table-column">
      <style:table-column-properties fo:break-before="auto" style:column-width="3.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4in" svg:height="3.5453in" svg:x="12.3748in" svg:y="0.2717in">
            <draw:object draw:notify-on-update-of-ranges="Sheet1.D3:Sheet1.D10 Sheet1.E3:Sheet1.E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559in" svg:height="3.6079in" svg:x="12.3602in" svg:y="4.1307in">
            <draw:object draw:notify-on-update-of-ranges="Sheet1.D3:Sheet1.D11 Sheet1.E3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deriv(average(getData("/net010" ?result "tran"))) X</text:p>
          </table:table-cell>
          <table:table-cell office:value-type="string" calcext:value-type="string">
            <text:p>deriv(average(getData("/net010" ?result "tran"))) Y</text:p>
          </table:table-cell>
          <table:table-cell table:number-columns-repeated="5"/>
        </table:table-row>
        <table:table-row table:style-name="ro1">
          <table:table-cell office:value-type="float" office:value="-0.0151" calcext:value-type="float">
            <text:p>-0.0151</text:p>
          </table:table-cell>
          <table:table-cell office:value-type="float" office:value="0.0880980387111527" calcext:value-type="float">
            <text:p>0.0880980387</text:p>
          </table:table-cell>
          <table:table-cell/>
          <table:table-cell table:formula="of:=[.A2]*250" office:value-type="float" office:value="-3.775" calcext:value-type="float">
            <text:p>-3.775</text:p>
          </table:table-cell>
          <table:table-cell table:formula="of:=[.B2]/250+0.01" office:value-type="float" office:value="0.0103523921548446" calcext:value-type="float">
            <text:p>0.0103523922</text:p>
          </table:table-cell>
          <table:table-cell/>
          <table:table-cell table:formula="of:=[.D2]*[.E2]" office:value-type="float" office:value="-0.0390802803845384" calcext:value-type="float">
            <text:p>-0.0390802804</text:p>
          </table:table-cell>
        </table:table-row>
        <table:table-row table:style-name="ro1">
          <table:table-cell office:value-type="float" office:value="-0.0112" calcext:value-type="float">
            <text:p>-0.0112</text:p>
          </table:table-cell>
          <table:table-cell office:value-type="float" office:value="0.145969925087568" calcext:value-type="float">
            <text:p>0.1459699251</text:p>
          </table:table-cell>
          <table:table-cell/>
          <table:table-cell table:formula="of:=[.A3]*250" office:value-type="float" office:value="-2.8" calcext:value-type="float">
            <text:p>-2.8</text:p>
          </table:table-cell>
          <table:table-cell table:formula="of:=[.B3]/250" office:value-type="float" office:value="0.000583879700350273" calcext:value-type="float">
            <text:p>0.0005838797</text:p>
          </table:table-cell>
          <table:table-cell/>
          <table:table-cell table:formula="of:=[.D3]*[.E3]" office:value-type="float" office:value="-0.00163486316098076" calcext:value-type="float">
            <text:p>-0.0016348632</text:p>
          </table:table-cell>
        </table:table-row>
        <table:table-row table:style-name="ro1">
          <table:table-cell office:value-type="float" office:value="-0.0073" calcext:value-type="float">
            <text:p>-0.0073</text:p>
          </table:table-cell>
          <table:table-cell office:value-type="float" office:value="0.452187373160378" calcext:value-type="float">
            <text:p>0.4521873732</text:p>
          </table:table-cell>
          <table:table-cell/>
          <table:table-cell table:formula="of:=[.A4]*250" office:value-type="float" office:value="-1.825" calcext:value-type="float">
            <text:p>-1.825</text:p>
          </table:table-cell>
          <table:table-cell table:formula="of:=[.B4]/250" office:value-type="float" office:value="0.00180874949264151" calcext:value-type="float">
            <text:p>0.0018087495</text:p>
          </table:table-cell>
          <table:table-cell/>
          <table:table-cell table:formula="of:=[.D4]*[.E4]" office:value-type="float" office:value="-0.00330096782407076" calcext:value-type="float">
            <text:p>-0.0033009678</text:p>
          </table:table-cell>
        </table:table-row>
        <table:table-row table:style-name="ro1">
          <table:table-cell office:value-type="float" office:value="-0.0034" calcext:value-type="float">
            <text:p>-0.0034</text:p>
          </table:table-cell>
          <table:table-cell office:value-type="float" office:value="5.67701546806078" calcext:value-type="float">
            <text:p>5.6770154681</text:p>
          </table:table-cell>
          <table:table-cell/>
          <table:table-cell table:formula="of:=[.A5]*250" office:value-type="float" office:value="-0.85" calcext:value-type="float">
            <text:p>-0.85</text:p>
          </table:table-cell>
          <table:table-cell table:formula="of:=[.B5]/250" office:value-type="float" office:value="0.0227080618722431" calcext:value-type="float">
            <text:p>0.0227080619</text:p>
          </table:table-cell>
          <table:table-cell/>
          <table:table-cell table:formula="of:=[.D5]*[.E5]" office:value-type="float" office:value="-0.0193018525914066" calcext:value-type="float">
            <text:p>-0.0193018526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92.2370738149431" calcext:value-type="float">
            <text:p>92.2370738149</text:p>
          </table:table-cell>
          <table:table-cell/>
          <table:table-cell table:formula="of:=[.A6]*250" office:value-type="float" office:value="0.125" calcext:value-type="float">
            <text:p>0.125</text:p>
          </table:table-cell>
          <table:table-cell table:formula="of:=[.B6]/250" office:value-type="float" office:value="0.368948295259772" calcext:value-type="float">
            <text:p>0.3689482953</text:p>
          </table:table-cell>
          <table:table-cell/>
          <table:table-cell table:formula="of:=[.D6]*[.E6]" office:value-type="float" office:value="0.0461185369074716" calcext:value-type="float">
            <text:p>0.0461185369</text:p>
          </table:table-cell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140.719752907099" calcext:value-type="float">
            <text:p>140.7197529071</text:p>
          </table:table-cell>
          <table:table-cell/>
          <table:table-cell table:formula="of:=[.A7]*250" office:value-type="float" office:value="1.1" calcext:value-type="float">
            <text:p>1.1</text:p>
          </table:table-cell>
          <table:table-cell table:formula="of:=[.B7]/250" office:value-type="float" office:value="0.562879011628398" calcext:value-type="float">
            <text:p>0.5628790116</text:p>
          </table:table-cell>
          <table:table-cell/>
          <table:table-cell table:formula="of:=[.D7]*[.E7]" office:value-type="float" office:value="0.619166912791237" calcext:value-type="float">
            <text:p>0.6191669128</text:p>
          </table:table-cell>
        </table:table-row>
        <table:table-row table:style-name="ro1">
          <table:table-cell office:value-type="float" office:value="0.0083" calcext:value-type="float">
            <text:p>0.0083</text:p>
          </table:table-cell>
          <table:table-cell office:value-type="float" office:value="16.4887152720364" calcext:value-type="float">
            <text:p>16.488715272</text:p>
          </table:table-cell>
          <table:table-cell/>
          <table:table-cell table:formula="of:=[.A8]*250" office:value-type="float" office:value="2.075" calcext:value-type="float">
            <text:p>2.075</text:p>
          </table:table-cell>
          <table:table-cell table:formula="of:=[.B8]/250" office:value-type="float" office:value="0.0659548610881454" calcext:value-type="float">
            <text:p>0.0659548611</text:p>
          </table:table-cell>
          <table:table-cell/>
          <table:table-cell table:formula="of:=[.D8]*[.E8]" office:value-type="float" office:value="0.136856336757902" calcext:value-type="float">
            <text:p>0.1368563368</text:p>
          </table:table-cell>
        </table:table-row>
        <table:table-row table:style-name="ro1">
          <table:table-cell office:value-type="float" office:value="0.0122" calcext:value-type="float">
            <text:p>0.0122</text:p>
          </table:table-cell>
          <table:table-cell office:value-type="float" office:value="0.428633627365657" calcext:value-type="float">
            <text:p>0.4286336274</text:p>
          </table:table-cell>
          <table:table-cell/>
          <table:table-cell table:formula="of:=[.A9]*250" office:value-type="float" office:value="3.05" calcext:value-type="float">
            <text:p>3.05</text:p>
          </table:table-cell>
          <table:table-cell table:formula="of:=[.B9]/250" office:value-type="float" office:value="0.00171453450946263" calcext:value-type="float">
            <text:p>0.0017145345</text:p>
          </table:table-cell>
          <table:table-cell/>
          <table:table-cell table:formula="of:=[.D9]*[.E9]" office:value-type="float" office:value="0.00522933025386101" calcext:value-type="float">
            <text:p>0.0052293303</text:p>
          </table:table-cell>
        </table:table-row>
        <table:table-row table:style-name="ro1">
          <table:table-cell office:value-type="float" office:value="0.0161" calcext:value-type="float">
            <text:p>0.0161</text:p>
          </table:table-cell>
          <table:table-cell office:value-type="float" office:value="0.00143037793843011" calcext:value-type="float">
            <text:p>0.0014303779</text:p>
          </table:table-cell>
          <table:table-cell/>
          <table:table-cell table:formula="of:=[.A10]*250" office:value-type="float" office:value="4.025" calcext:value-type="float">
            <text:p>4.025</text:p>
          </table:table-cell>
          <table:table-cell table:formula="of:=[.B10]/250" office:value-type="float" office:value="0.00000572151175372044" calcext:value-type="float">
            <text:p>5.72151175372044E-006</text:p>
          </table:table-cell>
          <table:table-cell/>
          <table:table-cell table:formula="of:=[.D10]*[.E10]" office:value-type="float" office:value="0.0000230290848087248" calcext:value-type="float">
            <text:p>2.30290848087248E-0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148432737007581" calcext:value-type="float">
            <text:p>0.0014843274</text:p>
          </table:table-cell>
          <table:table-cell/>
          <table:table-cell table:formula="of:=[.A11]*250" office:value-type="float" office:value="5" calcext:value-type="float">
            <text:p>5</text:p>
          </table:table-cell>
          <table:table-cell table:formula="of:=[.B11]/250" office:value-type="float" office:value="0.00000593730948030323" calcext:value-type="float">
            <text:p>5.93730948030323E-006</text:p>
          </table:table-cell>
          <table:table-cell/>
          <table:table-cell table:formula="of:=[.D11]*[.E11]" office:value-type="float" office:value="0.0000296865474015161" calcext:value-type="float">
            <text:p>2.96865474015161E-005</text:p>
          </table:table-cell>
        </table:table-row>
        <table:table-row table:style-name="ro1">
          <table:table-cell table:number-columns-repeated="4"/>
          <table:table-cell table:formula="of:=SUM([.E2:.E11])" office:value-type="float" office:value="1.03496144452709" calcext:value-type="float">
            <text:p>1.0349614445</text:p>
          </table:table-cell>
          <table:table-cell/>
          <table:table-cell table:formula="of:=SUM([.G2:.G11])" office:value-type="float" office:value="0.744105868381685" calcext:value-type="float">
            <text:p>0.744105868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[.G12]/[.E12]" office:value-type="float" office:value="0.718969650817951" calcext:value-type="float">
            <text:p>0.7189696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5:36:43.317162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5:46:26.288210279</dc:date>
    <meta:generator>LibreOffice/4.2.8.2$Linux_X86_64 LibreOffice_project/420$Build-2</meta:generator>
    <meta:editing-duration>PT47M30S</meta:editing-duration>
    <meta:editing-cycles>7</meta:editing-cycles>
    <dc:creator>Carsten Bruns</dc:creator>
    <meta:document-statistic meta:table-count="1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4.873cm" svg:y="0.316cm" chart:style-name="ch2">
          <text:p>PDF of a single receiver slice</text:p>
        </chart:title>
        <chart:plot-area chart:style-name="ch3" table:cell-range-address="Sheet1.D3:Sheet1.E10" svg:x="0.319cm" svg:y="1.275cm" svg:width="15.361cm" svg:height="6.57cm">
          <chartooo:coordinate-region svg:x="0.491cm" svg:y="1.474cm" svg:width="15.082cm" svg:height="5.724cm"/>
          <chart:axis chart:dimension="x" chart:name="primary-x" chart:style-name="ch4">
            <chart:title svg:x="7.333cm" svg:y="8.025cm" chart:style-name="ch5">
              <text:p>Vin [mV]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3:Sheet1.E10" chart:class="chart:scatter">
            <chart:domain table:cell-range-address="Sheet1.D3:Sheet1.D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8">
                <text:p>-2.8</text:p>
                <draw:g>
                  <svg:desc>Sheet1.D3:Sheet1.D10</svg:desc>
                </draw:g>
              </table:table-cell>
              <table:table-cell office:value-type="float" office:value="0.000583879700350273">
                <text:p>0.000583879700350273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25">
                <text:p>-1.825</text:p>
              </table:table-cell>
              <table:table-cell office:value-type="float" office:value="0.00180874949264151">
                <text:p>0.00180874949264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5">
                <text:p>-0.85</text:p>
              </table:table-cell>
              <table:table-cell office:value-type="float" office:value="0.0227080618722431">
                <text:p>0.0227080618722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368948295259772">
                <text:p>0.368948295259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562879011628398">
                <text:p>0.562879011628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75">
                <text:p>2.075</text:p>
              </table:table-cell>
              <table:table-cell office:value-type="float" office:value="0.0659548610881454">
                <text:p>0.0659548610881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5">
                <text:p>3.05</text:p>
              </table:table-cell>
              <table:table-cell office:value-type="float" office:value="0.00171453450946263">
                <text:p>0.0017145345094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25">
                <text:p>4.025</text:p>
              </table:table-cell>
              <table:table-cell office:value-type="float" office:value="0.00000572151175372044">
                <text:p>0.00000572151175372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91cm" svg:height="9.165cm" xlink:href=".." xlink:type="simple" chart:class="chart:scatter" chart:style-name="ch1">
        <chart:title svg:x="4.819cm" svg:y="0.319cm" chart:style-name="ch2">
          <text:p>PDF of a single receiver slice</text:p>
        </chart:title>
        <chart:plot-area chart:style-name="ch3" table:cell-range-address="Sheet1.D3:Sheet1.E11" svg:x="0.317cm" svg:y="1.281cm" svg:width="15.257cm" svg:height="6.72cm">
          <chartooo:coordinate-region svg:x="0.489cm" svg:y="1.481cm" svg:width="14.977cm" svg:height="6.321cm"/>
          <chart:axis chart:dimension="x" chart:name="primary-x" chart:style-name="ch4">
            <chart:title svg:x="7.279cm" svg:y="8.184cm" chart:style-name="ch5">
              <text:p>Vin [mV]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E3:Sheet1.E11" chart:class="chart:scatter">
            <chart:domain table:cell-range-address="Sheet1.D3:Sheet1.D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8">
                <text:p>-2.8</text:p>
                <draw:g>
                  <svg:desc>Sheet1.D3:Sheet1.D11</svg:desc>
                </draw:g>
              </table:table-cell>
              <table:table-cell office:value-type="float" office:value="0.000583879700350273">
                <text:p>0.000583879700350273</text:p>
                <draw:g>
                  <svg:desc>Sheet1.E3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25">
                <text:p>-1.825</text:p>
              </table:table-cell>
              <table:table-cell office:value-type="float" office:value="0.00180874949264151">
                <text:p>0.00180874949264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5">
                <text:p>-0.85</text:p>
              </table:table-cell>
              <table:table-cell office:value-type="float" office:value="0.0227080618722431">
                <text:p>0.0227080618722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368948295259772">
                <text:p>0.368948295259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562879011628398">
                <text:p>0.562879011628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75">
                <text:p>2.075</text:p>
              </table:table-cell>
              <table:table-cell office:value-type="float" office:value="0.0659548610881454">
                <text:p>0.0659548610881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5">
                <text:p>3.05</text:p>
              </table:table-cell>
              <table:table-cell office:value-type="float" office:value="0.00171453450946263">
                <text:p>0.0017145345094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25">
                <text:p>4.025</text:p>
              </table:table-cell>
              <table:table-cell office:value-type="float" office:value="0.00000572151175372044">
                <text:p>0.00000572151175372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00593730948030323">
                <text:p>0.00000593730948030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